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bold" officeooo:rsid="00c611b2" officeooo:paragraph-rsid="00c611b2" style:font-size-asian="10.5pt" style:font-weight-asian="bold" style:font-size-complex="12pt" style:font-weight-complex="bold"/>
    </style:style>
    <style:style style:name="P2" style:family="paragraph" style:parent-style-name="Standard">
      <style:text-properties style:text-position="0% 100%" fo:font-size="12pt" fo:font-weight="bold" officeooo:rsid="0027a547" officeooo:paragraph-rsid="00d8664e" style:font-size-asian="10.5pt" style:font-weight-asian="bold" style:font-size-complex="12pt" style:font-weight-complex="bold"/>
    </style:style>
    <style:style style:name="P3" style:family="paragraph" style:parent-style-name="Standard">
      <style:text-properties style:text-position="0% 100%" fo:font-size="12pt" fo:font-weight="bold" officeooo:rsid="002972e4" officeooo:paragraph-rsid="00d8664e" style:font-size-asian="10.5pt" style:font-weight-asian="bold" style:font-size-complex="12pt" style:font-weight-complex="bold"/>
    </style:style>
    <style:style style:name="P4" style:family="paragraph" style:parent-style-name="Standard">
      <style:text-properties style:text-position="0% 100%" fo:font-size="12pt" fo:font-weight="bold" officeooo:rsid="002a8c25" officeooo:paragraph-rsid="00d8664e" style:font-size-asian="10.5pt" style:font-weight-asian="bold" style:font-size-complex="12pt" style:font-weight-complex="bold"/>
    </style:style>
    <style:style style:name="P5" style:family="paragraph" style:parent-style-name="Standard">
      <style:text-properties style:text-position="0% 100%" fo:font-size="12pt" fo:font-weight="normal" officeooo:rsid="00c611b2" officeooo:paragraph-rsid="00c611b2"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c611b2" officeooo:paragraph-rsid="00c7de1d" style:font-size-asian="10.5pt" style:font-weight-asian="normal" style:font-size-complex="12pt" style:font-weight-complex="normal"/>
    </style:style>
    <style:style style:name="P7" style:family="paragraph" style:parent-style-name="Standard">
      <style:text-properties style:text-position="0% 100%" fo:font-size="12pt" fo:font-weight="normal" officeooo:rsid="002972e4" officeooo:paragraph-rsid="00d8664e" style:font-size-asian="10.5pt" style:font-weight-asian="normal" style:font-size-complex="12pt" style:font-weight-complex="normal"/>
    </style:style>
    <style:style style:name="P8" style:family="paragraph" style:parent-style-name="Standard">
      <style:text-properties style:text-line-through-style="none" style:text-line-through-type="none" style:text-position="0% 100%" fo:font-size="12pt" fo:font-weight="normal" officeooo:rsid="00c611b2" officeooo:paragraph-rsid="00c7de1d" style:font-size-asian="10.5pt" style:font-weight-asian="normal" style:font-size-complex="12pt" style:font-weight-complex="normal"/>
    </style:style>
    <style:style style:name="P9" style:family="paragraph" style:parent-style-name="Standard">
      <style:text-properties style:text-line-through-style="none" style:text-line-through-type="none" style:text-position="0% 100%" fo:font-size="12pt" fo:font-weight="normal" officeooo:rsid="00cb7bcd" officeooo:paragraph-rsid="00cde84c" style:font-size-asian="10.5pt" style:font-weight-asian="normal" style:font-size-complex="12pt" style:font-weight-complex="normal"/>
    </style:style>
    <style:style style:name="P10" style:family="paragraph" style:parent-style-name="Standard">
      <style:text-properties style:text-line-through-style="none" style:text-line-through-type="none" style:text-position="0% 100%" fo:font-size="12pt" fo:font-weight="normal" officeooo:rsid="00cb7bcd" officeooo:paragraph-rsid="00d10e93" style:font-size-asian="10.5pt" style:font-weight-asian="normal" style:font-size-complex="12pt" style:font-weight-complex="normal"/>
    </style:style>
    <style:style style:name="P11" style:family="paragraph" style:parent-style-name="Standard">
      <style:text-properties style:text-line-through-style="none" style:text-line-through-type="none" style:text-position="0% 100%" fo:font-size="12pt" fo:font-weight="normal" officeooo:rsid="00cb7bcd" officeooo:paragraph-rsid="00d82bab" style:font-size-asian="10.5pt" style:font-weight-asian="normal" style:font-size-complex="12pt" style:font-weight-complex="normal"/>
    </style:style>
    <style:style style:name="P12" style:family="paragraph" style:parent-style-name="Standard">
      <style:text-properties style:text-line-through-style="none" style:text-line-through-type="none" style:text-position="0% 100%" fo:font-size="12pt" fo:font-weight="normal" officeooo:rsid="00dbd3ec" officeooo:paragraph-rsid="00dbd3ec" style:font-size-asian="10.5pt" style:font-weight-asian="normal" style:font-size-complex="12pt" style:font-weight-complex="normal"/>
    </style:style>
    <style:style style:name="P13" style:family="paragraph" style:parent-style-name="Standard">
      <style:text-properties style:text-line-through-style="none" style:text-line-through-type="none" style:text-position="0% 100%" fo:font-size="12pt" fo:font-weight="normal" officeooo:rsid="00d8664e" officeooo:paragraph-rsid="00d8664e" style:font-size-asian="10.5pt" style:font-weight-asian="normal" style:font-size-complex="12pt" style:font-weight-complex="normal"/>
    </style:style>
    <style:style style:name="P14" style:family="paragraph" style:parent-style-name="Standard">
      <style:text-properties style:text-line-through-style="none" style:text-line-through-type="none" style:text-position="0% 100%" fo:font-size="12pt" fo:font-weight="normal" officeooo:rsid="00e25bb8" officeooo:paragraph-rsid="00e25bb8" style:font-size-asian="10.5pt" style:font-weight-asian="normal" style:font-size-complex="12pt" style:font-weight-complex="normal"/>
    </style:style>
    <style:style style:name="P15" style:family="paragraph" style:parent-style-name="Standard">
      <style:text-properties style:text-line-through-style="none" style:text-line-through-type="none" style:text-position="0% 100%" fo:font-size="12pt" fo:font-weight="bold" officeooo:rsid="002a8c25" officeooo:paragraph-rsid="00d8664e" style:font-size-asian="10.5pt" style:font-weight-asian="bold" style:font-size-complex="12pt" style:font-weight-complex="bold"/>
    </style:style>
    <style:style style:name="P16" style:family="paragraph" style:parent-style-name="Standard">
      <style:text-properties style:text-line-through-style="none" style:text-line-through-type="none" style:text-position="0% 100%" fo:font-size="12pt" fo:font-weight="bold" officeooo:rsid="00d8664e" officeooo:paragraph-rsid="00d8664e" style:font-size-asian="10.5pt" style:font-weight-asian="bold" style:font-size-complex="12pt" style:font-weight-complex="bold"/>
    </style:style>
    <style:style style:name="P17" style:family="paragraph" style:parent-style-name="Standard">
      <style:text-properties style:text-line-through-style="none" style:text-line-through-type="none" style:text-position="0% 100%" fo:font-size="12pt" fo:font-weight="bold" officeooo:rsid="00e25bb8" officeooo:paragraph-rsid="00e25bb8" style:font-size-asian="10.5pt" style:font-weight-asian="bold" style:font-size-complex="12pt" style:font-weight-complex="bold"/>
    </style:style>
    <style:style style:name="P18" style:family="paragraph" style:parent-style-name="Standard">
      <style:text-properties style:text-line-through-style="none" style:text-line-through-type="none" style:text-position="0% 100%" fo:font-size="12pt" fo:font-weight="normal" officeooo:rsid="00e25bb8" officeooo:paragraph-rsid="00ee0682" style:font-size-asian="10.5pt" style:font-weight-asian="normal" style:font-size-complex="12pt" style:font-weight-complex="normal"/>
    </style:style>
    <style:style style:name="P19" style:family="paragraph" style:parent-style-name="Standard">
      <style:text-properties style:text-line-through-style="none" style:text-line-through-type="none" style:text-position="0% 100%" fo:font-size="12pt" fo:font-weight="normal" officeooo:rsid="00e25bb8" officeooo:paragraph-rsid="00f5152d" style:font-size-asian="10.5pt" style:font-weight-asian="normal" style:font-size-complex="12pt" style:font-weight-complex="normal"/>
    </style:style>
    <style:style style:name="P20" style:family="paragraph" style:parent-style-name="Standard">
      <style:text-properties style:text-line-through-style="none" style:text-line-through-type="none" style:text-position="0% 100%" fo:font-size="12pt" fo:font-weight="normal" officeooo:rsid="00e25bb8" officeooo:paragraph-rsid="00f9fdc0" style:font-size-asian="10.5pt" style:font-weight-asian="normal" style:font-size-complex="12pt" style:font-weight-complex="normal"/>
    </style:style>
    <style:style style:name="T1" style:family="text">
      <style:text-properties officeooo:rsid="00c6b1a3"/>
    </style:style>
    <style:style style:name="T2" style:family="text">
      <style:text-properties officeooo:rsid="00c9cac3"/>
    </style:style>
    <style:style style:name="T3" style:family="text">
      <style:text-properties style:text-position="super 58%" officeooo:rsid="00cb7bcd"/>
    </style:style>
    <style:style style:name="T4" style:family="text">
      <style:text-properties officeooo:rsid="00cb7bcd"/>
    </style:style>
    <style:style style:name="T5" style:family="text">
      <style:text-properties style:text-line-through-style="none" style:text-line-through-type="none" officeooo:rsid="00cb7bcd"/>
    </style:style>
    <style:style style:name="T6" style:family="text">
      <style:text-properties style:text-line-through-style="none" style:text-line-through-type="none" officeooo:rsid="00cd6bfa"/>
    </style:style>
    <style:style style:name="T7" style:family="text">
      <style:text-properties officeooo:rsid="00cd6bfa"/>
    </style:style>
    <style:style style:name="T8" style:family="text">
      <style:text-properties officeooo:rsid="00cf95bb"/>
    </style:style>
    <style:style style:name="T9" style:family="text">
      <style:text-properties officeooo:rsid="00d10e93"/>
    </style:style>
    <style:style style:name="T10" style:family="text">
      <style:text-properties officeooo:rsid="00d4c63f"/>
    </style:style>
    <style:style style:name="T11" style:family="text">
      <style:text-properties officeooo:rsid="00d64197"/>
    </style:style>
    <style:style style:name="T12" style:family="text">
      <style:text-properties officeooo:rsid="00d8664e"/>
    </style:style>
    <style:style style:name="T13" style:family="text">
      <style:text-properties officeooo:rsid="0067dcc5"/>
    </style:style>
    <style:style style:name="T14" style:family="text">
      <style:text-properties officeooo:rsid="002a8c25"/>
    </style:style>
    <style:style style:name="T15" style:family="text">
      <style:text-properties officeooo:rsid="002972e4"/>
    </style:style>
    <style:style style:name="T16" style:family="text">
      <style:text-properties officeooo:rsid="0069754e"/>
    </style:style>
    <style:style style:name="T17" style:family="text">
      <style:text-properties fo:font-weight="normal" officeooo:rsid="00d8664e" style:font-weight-asian="normal" style:font-weight-complex="normal"/>
    </style:style>
    <style:style style:name="T18" style:family="text">
      <style:text-properties officeooo:rsid="00da2d04"/>
    </style:style>
    <style:style style:name="T19" style:family="text">
      <style:text-properties officeooo:rsid="00ddb682"/>
    </style:style>
    <style:style style:name="T20" style:family="text">
      <style:text-properties officeooo:rsid="00e35875"/>
    </style:style>
    <style:style style:name="T21" style:family="text">
      <style:text-properties officeooo:rsid="00ea3aa6"/>
    </style:style>
    <style:style style:name="T22" style:family="text">
      <style:text-properties officeooo:rsid="00eb08dc"/>
    </style:style>
    <style:style style:name="T23" style:family="text">
      <style:text-properties officeooo:rsid="00ec7345"/>
    </style:style>
    <style:style style:name="T24" style:family="text">
      <style:text-properties officeooo:rsid="00f1986a"/>
    </style:style>
    <style:style style:name="T25" style:family="text">
      <style:text-properties officeooo:rsid="00f1a425"/>
    </style:style>
    <style:style style:name="T26" style:family="text">
      <style:text-properties officeooo:rsid="00f391f5"/>
    </style:style>
    <style:style style:name="T27" style:family="text">
      <style:text-properties officeooo:rsid="00f5152d"/>
    </style:style>
    <style:style style:name="T28" style:family="text">
      <style:text-properties officeooo:rsid="00f73572"/>
    </style:style>
    <style:style style:name="T29" style:family="text">
      <style:text-properties officeooo:rsid="00f80f70"/>
    </style:style>
    <style:style style:name="T30" style:family="text">
      <style:text-properties officeooo:rsid="00f9fd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ys 65 – 90 after outbreak</text:p>
      <text:p text:style-name="P1">Atlanta</text:p>
      <text:p text:style-name="P1"/>
      <text:p text:style-name="P5">First <text:span text:style-name="T1">d</text:span>ay in Atlanta I made contact with the Vatos gang. They were pretty friendly I even had them buy guns, medicine and food from me. <text:span text:style-name="T1">They thought I was crazy for asking them of jewellery and money in exchange for guns, medicine and food. Still I made a great profit they paid me 100x what the usual price of this things should be. We made a deal that whenever I come by we do the same again. </text:span>Afterwards I went to the banks here in Atlanta and cleaned it out. Fourth <text:span text:style-name="T1">d</text:span>ay in Atlanta <text:span text:style-name="T1">I ran out of banks to rob so I started raiding other businesses like Casinos and jewellery stores. Fifteenth day in Atlanta I made a very lucrative deal with the Vatos gang. They bought a lot of stuff from me effectively ending my need to stay since I now have 11 million dollars. I’ll stay 20 days more though just to get more money from the Vatos gang. Twentieth day in Atlanta I go back to their place they ask me for other Items this time. They ask me for body armour. I tell them I’ll need a day to get it so I go out of the city and then put 20 body armour on the truck. I realize that I have 89 people but only 26 of them are fully armed and armoured. I decide to not worry about them.</text:span> <text:span text:style-name="T2">Twenty-first day in Atlanta I sell them the 20 armours they requested. I gain some 50 thousand money from the items they exchange for it.</text:span></text:p>
      <text:p text:style-name="P6"><text:span text:style-name="T4">Twenty-sixth day I return they only buy more MRE from me. I tell them I’ll be leaving at the 35</text:span><text:span text:style-name="T3">th</text:span><text:span text:style-name="T4"> day. They offer to buy whatever I think they will need, I accept the offer. t</text:span><text:span text:style-name="T5">hirty-fourth day I sell them more ammo, food, medical equipment and a couple barrels of gasoline. </text:span><text:span text:style-name="T6">The thirty-fifth I leave with 150% the amount of money I needed.</text:span></text:p>
      <text:p text:style-name="P8"/>
      <text:p text:style-name="P9">I come back to <text:span text:style-name="T7">Brooks</text:span> with a delivery truck filled with ammo, medical <text:span text:style-name="T7">equipment, more equipment for war and more gasoline. Certainly more supplies than a community of 89 should have which is supplies that a group six times our size would have. The group from Fodder city and Terminus are happy to see me. The Grady Memorial group are just apathetic to my return. I notice there are some people I don’t recognize, I smile it seems the community grew while. People who knows me mainly the people from Fodder city crowd at the back of the car knowing I bring them more items mostly for defences. The people from Terminus are delighted that I bring more guns, ammo and armour. They put it where everyone decided to put stuff in which I don’t know where. Captain Hanson comes to me and greets me.</text:span></text:p>
      <text:p text:style-name="P9"/>
      <text:p text:style-name="P9">“<text:span text:style-name="T8">Tony! that’s your name right? That’s what Merle calls you anyway. Welcome back!” He tells me</text:span></text:p>
      <text:p text:style-name="P9"/>
      <text:p text:style-name="P9">“<text:span text:style-name="T8">Thank you, what happened the last 34 days I wasn’t here. Captain Hanson?” I ask</text:span></text:p>
      <text:p text:style-name="P9"/>
      <text:p text:style-name="P10">“<text:span text:style-name="T9">Nothing much, new people came in they’re mostly in trickles though not very much like your runs. You know I heard a lot of things about you from the Merle, Jocelyn, Gareth and Bob. They all have told me the same thing you saved them. Anyway with people slowly coming here we got 93 people in our community now. We are also almost halfway done with your wall. We finished the entrance as you might have seen and are almost finished the concrete part of the walls. Oh we also added on the training I noticed that training mostly consists of shooting walkers, stabbing walkers and chopping walkers. I found it not enough and decided to incorporate most of the training police went through. Since I was changing the training regime, Merle also added some training he went through in the military.” my I go wide from the training bit I feel so stupid for forgetting to add more to the training. It doesn’t matter though Captain Hanson and Merle fixed it for me.</text:span></text:p>
      <text:p text:style-name="P10"/>
      <text:p text:style-name="P10">“<text:span text:style-name="T10">Thank you Captain Hanson.”</text:span></text:p>
      <text:p text:style-name="P10"/>
      <text:p text:style-name="P10">“<text:span text:style-name="T10">No need to thank me this is my community too. I wouldn’t want the community to be ill prepared.”</text:span></text:p>
      <text:p text:style-name="P10"><text:soft-page-break/></text:p>
      <text:p text:style-name="P10">“<text:span text:style-name="T10">Where’s Merle anyway” I ask.</text:span></text:p>
      <text:p text:style-name="P10"/>
      <text:p text:style-name="P10">“<text:span text:style-name="T11">Oh he’s on one of his runs searching for his brother and occasionally directing good people towards here.”</text:span></text:p>
      <text:p text:style-name="P10"/>
      <text:p text:style-name="P11">“<text:span text:style-name="T11">Well I’ll be staying here for a night have breakfast with everybody then I’ll be going someplace to bring in some people. So if you see Jocelyn please tell her this or send her to me.” So the day went by with everybody greeting me with my name apparently Merle told all of them my name. Which is okay, I just kept forgetting to tell them my name and they didn’t really ask for it. I helped with the wall, joined them on the training. After the training I check my character screen it seems I didn’t check for a long time again.</text:span></text:p>
      <text:p text:style-name="P11"/>
      <text:p text:style-name="P2">N<text:span text:style-name="T14">ame</text:span>: Antonio Miguel <text:span text:style-name="T15">Hernandez Lopez</text:span></text:p>
      <text:p text:style-name="P7"/>
      <text:p text:style-name="P3">A<text:span text:style-name="T14">ge</text:span>: 21</text:p>
      <text:p text:style-name="P3"/>
      <text:p text:style-name="P3">Title/s: The Gamer, <text:span text:style-name="T12">The saviour of people, </text:span></text:p>
      <text:p text:style-name="P3"/>
      <text:p text:style-name="P3">LVL: 1<text:span text:style-name="T12">8</text:span></text:p>
      <text:p text:style-name="P3"/>
      <text:p text:style-name="P3">HP: 1<text:span text:style-name="T16">25</text:span></text:p>
      <text:p text:style-name="P3"><text:line-break/>STR: <text:span text:style-name="T13">37</text:span></text:p>
      <text:p text:style-name="P3"/>
      <text:p text:style-name="P3"><text:span text:style-name="T14">VIT</text:span>: <text:span text:style-name="T14">25</text:span></text:p>
      <text:p text:style-name="P4"/>
      <text:p text:style-name="P4">DEX: <text:span text:style-name="T13">32</text:span></text:p>
      <text:p text:style-name="P4"/>
      <text:p text:style-name="P4">INT: <text:span text:style-name="T13">33</text:span></text:p>
      <text:p text:style-name="P4"/>
      <text:p text:style-name="P4">WIS: <text:span text:style-name="T13">38</text:span></text:p>
      <text:p text:style-name="P4"/>
      <text:p text:style-name="P4">LCK: <text:span text:style-name="T13">65</text:span></text:p>
      <text:p text:style-name="P4"/>
      <text:p text:style-name="P4">POINTS: <text:span text:style-name="T12">63</text:span></text:p>
      <text:p text:style-name="P3"/>
      <text:p text:style-name="P15">Money: $<text:span text:style-name="T23">98,935.00</text:span></text:p>
      <text:p text:style-name="P15"><text:line-break/><text:span text:style-name="T17">I decide to allocate 35 points into luck giving me a total of 100 luck. I get a notification about it.</text:span></text:p>
      <text:p text:style-name="P13"/>
      <text:p text:style-name="P16">You have gotten 100 stat points in your luck you have reached a milestone. <text:span text:style-name="T18">You now have the perk and title Luckiest man alive.</text:span></text:p>
      <text:p text:style-name="P16"/>
      <text:p text:style-name="P16"><text:tab/><text:span text:style-name="T18">Luckiest man alive: you are literally the luckiest man alive. fate doesn’t favour you it <text:tab/>serves you now. Doing whatever it can to bend the word in your favour. Affects everything your future, your past, the present.</text:span></text:p>
      <text:p text:style-name="P12"/>
      <text:p text:style-name="P12"><text:soft-page-break/>Good to know that there were milestones in this system. I spend another time helping with the construction <text:span text:style-name="T19">and </text:span>have dinner with everyone. <text:span text:style-name="T19">After the dinner I go to the house I got when we first cleared the whole area. I’m currently sharing the house with two other people mainly Jocelyn and her brother. the house looked like every other house here in brooks. It had a corralled porch, 2 entrances through the garage and the front door. It had 2 floors, the main floor mainly being the living room, the dining room, the kitchen and a washroom. The upper floor is where 3 bedrooms and a washroom is located. I go to my room it was okay I have a queen sized bed, a mirror and.. that’s it. I lie down in my bed and check my notification. I look at it and set the length of my sleep to 9 hours.</text:span></text:p>
      <text:p text:style-name="P12"/>
      <text:p text:style-name="P17">Next day</text:p>
      <text:p text:style-name="P17"/>
      <text:p text:style-name="P14">I wake from my dreamless sleep. Today was the day <text:span text:style-name="T20">I make the devil into my friend. Well not really the devil after I’m done with this. I go out of my room and the house I go to the elementary, we had decided that food should be rationed fairly so we have set up a somewhat communist society. We distribute food evenly to all of us and we have a not so democratic ruling system. Nobody really cares though and people who doesn’t wanna eat here outside just ask that they want to eat inside their house. They then get to pick food inside the storage and don’t have to go to the elementary school to get food for the rest of the day. We don’t really have much in the way of generating food. So the council I set up decided that everyone can only get a day’s worth of food everyday. I look at the breakfast I’m presented with, there’s a variety of choices well mostly a variety of MRE and canned goods. There are also a little bit of meat that people hunted so it was still a variety. I choose the MRE I like which is chili with beans. Finishing the beans and the whole meal I clean the recyclable garbage and put it where they make everyone put it. I then go to the police station where Captain Hanson is.</text:span></text:p>
      <text:p text:style-name="P14"/>
      <text:p text:style-name="P14">“<text:span text:style-name="T22">Hey Captain, I’m gonna go to Woodbury and bring in new people” I tell him.</text:span></text:p>
      <text:p text:style-name="P14"/>
      <text:p text:style-name="P14">“<text:span text:style-name="T21">You might need extra cars to bring them all here.” He suggests to me.</text:span></text:p>
      <text:p text:style-name="P14"/>
      <text:p text:style-name="P18">“<text:span text:style-name="T21">I’m going there to convince them to come to us, so them going here has no schedule yet. I am gonna call if they don’t have enough vehicles” I tell him. I go take a motorcycle and go out through the three gates and the curving walls. I have no risks anymore since I bought vibranium gloves, socks and a <text:s/>balaclava. Which is why I only had 98 thousand in my character screen. It means that I am fully protected though aside my eyes of course. That problem won’t last long though I searched for an indestructible goggles and found it. Though it’s a bit expensive, 40 million expensive. Almost as much money I earned in my existence in here. Anyway back on track, after 40 minutes of normal driving arrive to a town full of people working. All of them were trying to make the walls that would encompass Woodbury in the TV series. One of them notices me, he looked like Milton Mamet. Upon closer look and another review of my situation, I realize he is Milton Mamet. He starts approaching me as I come closer.</text:span></text:p>
      <text:p text:style-name="P18"/>
      <text:p text:style-name="P18">“<text:span text:style-name="T24">hey!” he calls out to me. I raise my hand and wave at him while continuing to go closer. Once closer I can finally talk to him without shouting. I remove my head gears and start speaking.</text:span></text:p>
      <text:p text:style-name="P18"/>
      <text:p text:style-name="P18">“<text:span text:style-name="T25">hey, my name’s Tony. I’d like to talk to your leader” I tell him.</text:span></text:p>
      <text:p text:style-name="P18"/>
      <text:p text:style-name="P18">“<text:span text:style-name="T25">Well we do have a guy that’s kind of our leader.” He tells me. I get confused why would he say kind of their leader when Governor is clearly their leader. I go along with it and asks him to take me to his leader. He seems amused by what’s happening and takes me to their leader which I think is Governor.</text:span></text:p>
      <text:p text:style-name="P18"/>
      <text:p text:style-name="P18"><text:soft-page-break/>“<text:span text:style-name="T26">Hello there, the names Philip” A man who seriously looks like Governor tells me. A little girl comes inside the room which shocks me. The girl that came inside was the trump card that I relied on. That was the supposedly dead daughter of Governor, Penny. Getting over my bewilderment I try to recruit them anyway.</text:span></text:p>
      <text:p text:style-name="P18"/>
      <text:p text:style-name="P18">“<text:span text:style-name="T26">Tony, nice to meet you. So I come from a settlement and would like to bring you and your people there.” I tell him. He looks at me and gets this serious face plastered on top of his kind one.</text:span></text:p>
      <text:p text:style-name="P18"/>
      <text:p text:style-name="P19">“<text:span text:style-name="T27">That sounds good Tony, I have to ask you questions about your community though I don’t wanna risk the life of the people here. Surely you understand.” he tells me. I realize that he is going all leader like on me to decide what’s best for his people. So I answer this question and the other question he would ask me later.</text:span></text:p>
      <text:p text:style-name="P19"/>
      <text:p text:style-name="P19">“<text:span text:style-name="T27">I understand” I tell him.</text:span></text:p>
      <text:p text:style-name="P19"/>
      <text:p text:style-name="P18">“<text:span text:style-name="T27">how many people does your settlement have?” He asks me.</text:span></text:p>
      <text:p text:style-name="P18"/>
      <text:p text:style-name="P18">“<text:span text:style-name="T27">For now we have 93 people in our community” I answer him truthfully.</text:span></text:p>
      <text:p text:style-name="P18"/>
      <text:p text:style-name="P18">“<text:span text:style-name="T27">How is your community on supplies?”</text:span></text:p>
      <text:p text:style-name="P18"/>
      <text:p text:style-name="P18">“<text:span text:style-name="T27">We have enough supplies for two years all preserved though. We are starting to plant crops though to feed people in the long term. On medical supplies we have a lot so to say. I don’t really know how to quantify medicine based on time.”</text:span></text:p>
      <text:p text:style-name="P18"/>
      <text:p text:style-name="P18">“<text:span text:style-name="T27">it’s okay, How well defended is the place?”</text:span></text:p>
      <text:p text:style-name="P18"/>
      <text:p text:style-name="P18">“<text:span text:style-name="T27">Well basically to sum it up the people part of the defences. The whole population is each armed with 4 guns and 3 melee weapons each that could fight a lot of people. We also train everyone in military drills and such. The place’s non people barrier still needs more months to finish though we are half way with the essential part though. So walkers, rotters, walking dead and whatever you call them can’t go inside the place, only people, for now.” He seems to contemplate all the facts I have.</text:span></text:p>
      <text:p text:style-name="P18"/>
      <text:p text:style-name="P18">“<text:span text:style-name="T28">I could leave and get you time to think on it if you want?” I as him.</text:span></text:p>
      <text:p text:style-name="P18"/>
      <text:p text:style-name="P18">“<text:span text:style-name="T29">no we’ll take it. Where’s your community at anyway? If it’s far i have to tell you we don’t have any gasoline.” Governor or now Philip tells me.</text:span></text:p>
      <text:p text:style-name="P18"/>
      <text:p text:style-name="P18">“<text:span text:style-name="T29">Oh no you just pack up and I’ll call my people to come here. Pick us all up, you picked the right choice Philip the bigger the community is the more likely we’ll survive danger.” I tell him, I put on my head gear back. I then take my communication device and contact Captain Hanson.</text:span></text:p>
      <text:p text:style-name="P18"/>
      <text:p text:style-name="P20">“<text:span text:style-name="T29">Captain Hanson this is Tony speaking. Good news they are gonna come. Bad news they don’t have any vehicles.” </text:span></text:p>
      <text:p text:style-name="P20"/>
      <text:p text:style-name="P20"><text:span text:style-name="T29">“How many people do we need to transport” the captain asks me.</text:span></text:p>
      <text:p text:style-name="P20"/>
      <text:p text:style-name="P20"><text:span text:style-name="T29">I look at Philip. “How many people do you have anyway?” I ask him.</text:span></text:p>
      <text:p text:style-name="P18"/>
      <text:p text:style-name="P18"><text:soft-page-break/>“<text:span text:style-name="T29">Well we have 46 people in this community right now.” he says to me while hugging his daughter.</text:span></text:p>
      <text:p text:style-name="P18"/>
      <text:p text:style-name="P18">“<text:span text:style-name="T30">They have 46 people” I tell Hanson.</text:span></text:p>
      <text:p text:style-name="P18"/>
      <text:p text:style-name="P18">“<text:span text:style-name="T30">Got it Woodbury and 46 people they’ll be there in 30 – 50 minutes” He tells me. So my dealings with Woodbury ends. I guess either having 100 luck allowed this to happen or my incompetence in remembering The Walking Dead TV series lore and information sucks that allowed this. Either way, I just wasted a lot of money and time just to convince a perfectly normal who didn’t need the resurrection of his daughter to come with me Philip to come with 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8T23:31:16.544000000</dc:date>
    <meta:editing-duration>PT7H2M15S</meta:editing-duration>
    <meta:editing-cycles>50</meta:editing-cycles>
    <meta:generator>LibreOffice/6.1.3.2$Windows_X86_64 LibreOffice_project/86daf60bf00efa86ad547e59e09d6bb77c699acb</meta:generator>
    <meta:document-statistic meta:table-count="0" meta:image-count="0" meta:object-count="0" meta:page-count="5" meta:paragraph-count="57" meta:word-count="2256" meta:character-count="11829" meta:non-whitespace-character-count="9621"/>
  </office:meta>
</office:document-meta>
</file>